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6c6c6c" style:text-line-through-style="none" style:font-name="Arial" fo:font-size="12pt" fo:letter-spacing="normal" fo:font-style="normal" style:text-underline-style="none" fo:font-weight="normal" style:text-blinking="fals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 </text:p>
      <text:p text:style-name="P1"/>
      <text:p text:style-name="P1">2.1</text:p>
      <text:p text:style-name="P1"/>
      <text:p text:style-name="P1">User(ID, Password, First_Name, Last_name)</text:p>
      <text:p text:style-name="P1">Event(Event_ID, Event_Name, Event_Type, Event_Location, Event_Time, Event_Creator)</text:p>
      <text:p text:style-name="P1">Profile(ID, First_Name, Last_Name, Event_Feed, Followers, User_Picture)</text:p>
      <text:p text:style-name="P1">Invitation(Event_ID, Inviter_ID, Invitee_ID)</text:p>
      <text:p text:style-name="P1"/>
      <text:p text:style-name="P1">2.2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17M21S</meta:editing-duration>
    <meta:editing-cycles>5</meta:editing-cycles>
    <meta:generator>OpenOffice.org/3.4.1$Win32 OpenOffice.org_project/341m1$Build-9593</meta:generator>
    <dc:date>2013-10-30T23:51:11.91</dc:date>
    <meta:document-statistic meta:table-count="0" meta:image-count="0" meta:object-count="0" meta:page-count="1" meta:paragraph-count="7" meta:word-count="22" meta:character-count="247"/>
    <meta:user-defined meta:name="Info 1"/>
    <meta:user-defined meta:name="Info 2"/>
    <meta:user-defined meta:name="Info 3"/>
    <meta:user-defined meta:name="Info 4"/>
  </office:meta>
</office:document-meta>
</file>